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Normal"/>
  </office:font-face-decls>
  <office:automatic-styles>
    <style:style style:name="Tableau2" style:family="table">
      <style:table-properties style:width="14cm" table:align="center" fo:background-color="transparent">
        <style:background-image/>
      </style:table-properties>
    </style:style>
    <style:style style:name="Tableau2.A" style:family="table-column">
      <style:table-column-properties style:column-width="4.441cm"/>
    </style:style>
    <style:style style:name="Tableau2.B" style:family="table-column">
      <style:table-column-properties style:column-width="9.559cm"/>
    </style:style>
    <style:style style:name="Tableau2.1" style:family="table-row">
      <style:table-row-properties fo:background-color="#dddddd">
        <style:background-image/>
      </style:table-row-properties>
    </style:style>
    <style:style style:name="Tableau2.A1" style:family="table-cell">
      <style:table-cell-properties fo:background-color="#dddddd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2.B1" style:family="table-cell">
      <style:table-cell-properties fo:background-color="#dddddd" fo:padding="0.097cm" fo:border="0.75pt solid #000000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padding="0.097cm" fo:border-left="0.75pt solid #000000" fo:border-right="none" fo:border-top="none" fo:border-bottom="0.75pt solid #000000"/>
    </style:style>
    <style:style style:name="Tableau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2.A3" style:family="table-cell">
      <style:table-cell-properties fo:padding="0.097cm" fo:border-left="0.75pt solid #000000" fo:border-right="none" fo:border-top="none" fo:border-bottom="0.75pt solid #000000"/>
    </style:style>
    <style:style style:name="Tableau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2.A4" style:family="table-cell">
      <style:table-cell-properties fo:padding="0.097cm" fo:border-left="0.75pt solid #000000" fo:border-right="none" fo:border-top="none" fo:border-bottom="0.75pt solid #000000"/>
    </style:style>
    <style:style style:name="Tableau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2.A5" style:family="table-cell">
      <style:table-cell-properties fo:padding="0.097cm" fo:border-left="0.75pt solid #000000" fo:border-right="none" fo:border-top="none" fo:border-bottom="0.75pt solid #000000"/>
    </style:style>
    <style:style style:name="Tableau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2.A6" style:family="table-cell">
      <style:table-cell-properties fo:padding="0.097cm" fo:border-left="0.75pt solid #000000" fo:border-right="none" fo:border-top="none" fo:border-bottom="0.75pt solid #000000"/>
    </style:style>
    <style:style style:name="Tableau2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2.A7" style:family="table-cell">
      <style:table-cell-properties fo:padding="0.097cm" fo:border-left="0.75pt solid #000000" fo:border-right="none" fo:border-top="none" fo:border-bottom="0.75pt solid #000000"/>
    </style:style>
    <style:style style:name="Tableau2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2.A8" style:family="table-cell">
      <style:table-cell-properties fo:padding="0.097cm" fo:border-left="0.75pt solid #000000" fo:border-right="none" fo:border-top="none" fo:border-bottom="0.75pt solid #000000"/>
    </style:style>
    <style:style style:name="Tableau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2.A9" style:family="table-cell">
      <style:table-cell-properties fo:padding="0.097cm" fo:border-left="0.75pt solid #000000" fo:border-right="none" fo:border-top="none" fo:border-bottom="0.75pt solid #000000"/>
    </style:style>
    <style:style style:name="Tableau2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" style:family="table">
      <style:table-properties style:width="14cm" table:align="center" fo:background-color="transparent">
        <style:background-image/>
      </style:table-properties>
    </style:style>
    <style:style style:name="Tableau1.A" style:family="table-column">
      <style:table-column-properties style:column-width="4.441cm"/>
    </style:style>
    <style:style style:name="Tableau1.B" style:family="table-column">
      <style:table-column-properties style:column-width="9.559cm"/>
    </style:style>
    <style:style style:name="Tableau1.1" style:family="table-row">
      <style:table-row-properties fo:background-color="#dddddd">
        <style:background-image/>
      </style:table-row-properties>
    </style:style>
    <style:style style:name="Tableau1.A1" style:family="table-cell">
      <style:table-cell-properties fo:background-color="#dddddd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1.B1" style:family="table-cell">
      <style:table-cell-properties fo:background-color="#dddddd" fo:padding="0.097cm" fo:border="0.75pt solid #000000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padding="0.097cm" fo:border-left="0.75pt solid #000000" fo:border-right="none" fo:border-top="none" fo:border-bottom="0.75pt solid #000000"/>
    </style:style>
    <style:style style:name="Tableau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3" style:family="table-cell">
      <style:table-cell-properties fo:padding="0.097cm" fo:border-left="0.75pt solid #000000" fo:border-right="none" fo:border-top="none" fo:border-bottom="0.75pt solid #000000"/>
    </style:style>
    <style:style style:name="Tableau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4" style:family="table-cell">
      <style:table-cell-properties fo:padding="0.097cm" fo:border-left="0.75pt solid #000000" fo:border-right="none" fo:border-top="none" fo:border-bottom="0.75pt solid #000000"/>
    </style:style>
    <style:style style:name="Tableau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5" style:family="table-cell">
      <style:table-cell-properties fo:padding="0.097cm" fo:border-left="0.75pt solid #000000" fo:border-right="none" fo:border-top="none" fo:border-bottom="0.75pt solid #000000"/>
    </style:style>
    <style:style style:name="Tableau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6" style:family="table-cell">
      <style:table-cell-properties fo:padding="0.097cm" fo:border-left="0.75pt solid #000000" fo:border-right="none" fo:border-top="none" fo:border-bottom="0.75pt solid #000000"/>
    </style:style>
    <style:style style:name="Tableau1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7" style:family="table-cell">
      <style:table-cell-properties fo:padding="0.097cm" fo:border-left="0.75pt solid #000000" fo:border-right="none" fo:border-top="none" fo:border-bottom="0.75pt solid #000000"/>
    </style:style>
    <style:style style:name="Tableau1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8" style:family="table-cell">
      <style:table-cell-properties fo:padding="0.097cm" fo:border-left="0.75pt solid #000000" fo:border-right="none" fo:border-top="none" fo:border-bottom="0.75pt solid #000000"/>
    </style:style>
    <style:style style:name="Tableau1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9" style:family="table-cell">
      <style:table-cell-properties fo:padding="0.097cm" fo:border-left="0.75pt solid #000000" fo:border-right="none" fo:border-top="none" fo:border-bottom="0.75pt solid #000000"/>
    </style:style>
    <style:style style:name="Tableau1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3" style:family="table">
      <style:table-properties style:width="25.7cm" style:rel-width="100%" fo:margin-left="0cm" fo:margin-top="0cm" fo:margin-bottom="0cm" table:align="left" style:may-break-between-rows="false" style:writing-mode="lr-tb"/>
    </style:style>
    <style:style style:name="Tableau3.A" style:family="table-column">
      <style:table-column-properties style:column-width="8.267cm" style:rel-column-width="3465*"/>
    </style:style>
    <style:style style:name="Tableau3.B" style:family="table-column">
      <style:table-column-properties style:column-width="5.119cm" style:rel-column-width="2145*"/>
    </style:style>
    <style:style style:name="Tableau3.C" style:family="table-column">
      <style:table-column-properties style:column-width="12.314cm" style:rel-column-width="5161*"/>
    </style:style>
    <style:style style:name="Tableau3.1" style:family="table-row">
      <style:table-row-properties style:min-row-height="0.788cm" fo:keep-together="auto"/>
    </style:style>
    <style:style style:name="Tableau3.A1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leau3.2" style:family="table-row">
      <style:table-row-properties style:min-row-height="0.998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1pt solid #000000" fo:border-top="none" fo:border-bottom="1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3.C3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leau3.4" style:family="table-row">
      <style:table-row-properties style:min-row-height="1.296cm" fo:keep-together="auto"/>
    </style:style>
    <style:style style:name="Tableau3.5" style:family="table-row">
      <style:table-row-properties style:min-row-height="1.625cm" fo:keep-together="auto"/>
    </style:style>
    <style:style style:name="Tableau4" style:family="table">
      <style:table-properties style:width="25.7cm" style:rel-width="100%" fo:margin-left="0cm" fo:margin-top="0cm" fo:margin-bottom="0cm" table:align="left" style:may-break-between-rows="false" style:writing-mode="lr-tb"/>
    </style:style>
    <style:style style:name="Tableau4.A" style:family="table-column">
      <style:table-column-properties style:column-width="8.267cm" style:rel-column-width="3465*"/>
    </style:style>
    <style:style style:name="Tableau4.B" style:family="table-column">
      <style:table-column-properties style:column-width="5.119cm" style:rel-column-width="2145*"/>
    </style:style>
    <style:style style:name="Tableau4.C" style:family="table-column">
      <style:table-column-properties style:column-width="12.314cm" style:rel-column-width="5161*"/>
    </style:style>
    <style:style style:name="Tableau4.1" style:family="table-row">
      <style:table-row-properties style:min-row-height="0.788cm" fo:keep-together="auto"/>
    </style:style>
    <style:style style:name="Tableau4.A1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leau4.2" style:family="table-row">
      <style:table-row-properties style:min-row-height="0.998cm" fo:keep-together="auto"/>
    </style:style>
    <style:style style:name="Tableau4.A2" style:family="table-cell">
      <style:table-cell-properties style:vertical-align="middle" fo:padding-left="0.123cm" fo:padding-right="0.123cm" fo:padding-top="0cm" fo:padding-bottom="0cm" fo:border-left="1pt solid #000000" fo:border-right="1pt solid #000000" fo:border-top="none" fo:border-bottom="1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C3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leau4.4" style:family="table-row">
      <style:table-row-properties style:min-row-height="1.296cm" fo:keep-together="auto"/>
    </style:style>
    <style:style style:name="Tableau4.5" style:family="table-row">
      <style:table-row-properties style:min-row-height="1.625cm" fo:keep-together="auto"/>
    </style:style>
    <style:style style:name="P1" style:family="paragraph" style:parent-style-name="Standard">
      <style:text-properties officeooo:paragraph-rsid="001c299d"/>
    </style:style>
    <style:style style:name="P2" style:family="paragraph" style:parent-style-name="Standard">
      <style:text-properties officeooo:rsid="001c299d" officeooo:paragraph-rsid="001c299d"/>
    </style:style>
    <style:style style:name="P3" style:family="paragraph" style:parent-style-name="Standard">
      <style:paragraph-properties fo:break-before="page"/>
      <style:text-properties officeooo:rsid="001c299d" officeooo:paragraph-rsid="001c299d"/>
    </style:style>
    <style:style style:name="P4" style:family="paragraph" style:parent-style-name="Standard">
      <style:paragraph-properties fo:break-before="page"/>
      <style:text-properties officeooo:rsid="001c299d" officeooo:paragraph-rsid="001eb931"/>
    </style:style>
    <style:style style:name="P5" style:family="paragraph" style:parent-style-name="Standard">
      <style:text-properties officeooo:paragraph-rsid="000c20d3"/>
    </style:style>
    <style:style style:name="P6" style:family="paragraph" style:parent-style-name="Table_20_Contents">
      <style:paragraph-properties fo:text-align="center" style:justify-single-word="false"/>
      <style:text-properties fo:font-size="26pt" officeooo:rsid="001c299d" officeooo:paragraph-rsid="001c299d" style:font-size-asian="26pt" style:font-size-complex="26pt"/>
    </style:style>
    <style:style style:name="P7" style:family="paragraph" style:parent-style-name="Table_20_Contents">
      <style:paragraph-properties fo:text-align="center" style:justify-single-word="false"/>
      <style:text-properties fo:font-size="26pt" officeooo:rsid="001c299d" officeooo:paragraph-rsid="001eb931" style:font-size-asian="26pt" style:font-size-complex="26pt"/>
    </style:style>
    <style:style style:name="P8" style:family="paragraph" style:parent-style-name="Table_20_Contents">
      <style:paragraph-properties fo:text-align="center" style:justify-single-word="false"/>
      <style:text-properties fo:font-size="26pt" officeooo:rsid="001cc3e1" officeooo:paragraph-rsid="001cc3e1" style:font-size-asian="26pt" style:font-size-complex="26pt"/>
    </style:style>
    <style:style style:name="P9" style:family="paragraph" style:parent-style-name="Table_20_Contents">
      <style:paragraph-properties fo:text-align="center" style:justify-single-word="false"/>
      <style:text-properties fo:font-size="26pt" officeooo:rsid="001cc3e1" officeooo:paragraph-rsid="001eb931" style:font-size-asian="26pt" style:font-size-complex="26pt"/>
    </style:style>
    <style:style style:name="P10" style:family="paragraph" style:parent-style-name="Standard">
      <style:text-properties officeooo:rsid="001c299d" officeooo:paragraph-rsid="001ffeac"/>
    </style:style>
    <style:style style:name="P11" style:family="paragraph" style:parent-style-name="Standard">
      <style:paragraph-properties fo:margin-top="0.499cm" fo:margin-bottom="0.499cm" style:contextual-spacing="false"/>
      <style:text-properties fo:font-size="32pt" officeooo:paragraph-rsid="00279748" style:font-size-asian="32pt" style:font-size-complex="32pt"/>
    </style:style>
    <style:style style:name="P12" style:family="paragraph" style:parent-style-name="Standard">
      <style:text-properties fo:font-size="32pt" officeooo:paragraph-rsid="00279748" style:font-size-asian="32pt" style:font-size-complex="32pt"/>
    </style:style>
    <style:style style:name="P13" style:family="paragraph" style:parent-style-name="Standard">
      <style:paragraph-properties fo:text-align="center" style:justify-single-word="false"/>
      <style:text-properties fo:font-size="32pt" officeooo:paragraph-rsid="00279748" style:font-size-asian="32pt" style:font-size-complex="32pt"/>
    </style:style>
    <style:style style:name="P14" style:family="paragraph" style:parent-style-name="Standard">
      <style:text-properties fo:font-size="32pt" officeooo:rsid="00279748" officeooo:paragraph-rsid="00279748" style:font-size-asian="32pt" style:font-size-complex="32pt"/>
    </style:style>
    <style:style style:name="P15" style:family="paragraph" style:parent-style-name="Standard">
      <style:paragraph-properties fo:text-align="center" style:justify-single-word="false"/>
      <style:text-properties fo:font-size="32pt" officeooo:rsid="00279748" officeooo:paragraph-rsid="00279748" style:font-size-asian="32pt" style:font-size-complex="32pt"/>
    </style:style>
    <style:style style:name="P16" style:family="paragraph" style:parent-style-name="Standard">
      <style:text-properties officeooo:rsid="00265ac3" officeooo:paragraph-rsid="00279748"/>
    </style:style>
    <style:style style:name="P17" style:family="paragraph" style:parent-style-name="Standard">
      <style:paragraph-properties fo:break-before="page"/>
      <style:text-properties officeooo:rsid="00265ac3" officeooo:paragraph-rsid="00279748"/>
    </style:style>
    <style:style style:name="P18" style:family="paragraph" style:parent-style-name="Standard" style:list-style-name="L1">
      <style:text-properties officeooo:rsid="00265ac3" officeooo:paragraph-rsid="002915ec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65ac3" officeooo:paragraph-rsid="002915ec"/>
    </style:style>
    <style:style style:name="P20" style:family="paragraph" style:parent-style-name="Standard">
      <style:paragraph-properties fo:text-align="start" style:justify-single-word="false"/>
      <style:text-properties officeooo:rsid="00265ac3" officeooo:paragraph-rsid="00279748"/>
    </style:style>
    <style:style style:name="P21" style:family="paragraph" style:parent-style-name="Standard">
      <style:paragraph-properties fo:text-align="start" style:justify-single-word="false"/>
      <style:text-properties officeooo:rsid="00265ac3" officeooo:paragraph-rsid="002a4a6c"/>
    </style:style>
    <style:style style:name="P22" style:family="paragraph" style:parent-style-name="Standard">
      <style:paragraph-properties fo:break-before="page"/>
      <style:text-properties officeooo:rsid="00265ac3" officeooo:paragraph-rsid="002915ec"/>
    </style:style>
    <style:style style:name="P23" style:family="paragraph" style:parent-style-name="Standard">
      <style:text-properties officeooo:rsid="00265ac3" officeooo:paragraph-rsid="002915ec"/>
    </style:style>
    <style:style style:name="P24" style:family="paragraph" style:parent-style-name="Standard">
      <style:paragraph-properties fo:break-before="page"/>
      <style:text-properties officeooo:rsid="00265ac3" officeooo:paragraph-rsid="002a4a6c"/>
    </style:style>
    <style:style style:name="P25" style:family="paragraph" style:parent-style-name="Standard">
      <style:text-properties officeooo:rsid="00265ac3" officeooo:paragraph-rsid="002a4a6c"/>
    </style:style>
    <style:style style:name="P26" style:family="paragraph" style:parent-style-name="Standard">
      <style:paragraph-properties fo:text-align="center" style:justify-single-word="false"/>
      <style:text-properties officeooo:rsid="00265ac3" officeooo:paragraph-rsid="00279748"/>
    </style:style>
    <style:style style:name="P27" style:family="paragraph" style:parent-style-name="Standard">
      <style:paragraph-properties fo:text-align="center" style:justify-single-word="false"/>
      <style:text-properties officeooo:rsid="00265ac3" officeooo:paragraph-rsid="002a4a6c"/>
    </style:style>
    <style:style style:name="P28" style:family="paragraph" style:parent-style-name="Standard">
      <style:text-properties fo:font-size="10pt" officeooo:paragraph-rsid="00279748" style:font-size-asian="8.75pt" style:font-size-complex="10pt"/>
    </style:style>
    <style:style style:name="P29" style:family="paragraph" style:parent-style-name="Standard">
      <style:paragraph-properties fo:break-before="page"/>
      <style:text-properties officeooo:rsid="00297a8b" officeooo:paragraph-rsid="00297a8b"/>
    </style:style>
    <style:style style:name="P30" style:family="paragraph" style:parent-style-name="Standard">
      <style:text-properties officeooo:rsid="00297a8b" officeooo:paragraph-rsid="00297a8b"/>
    </style:style>
    <style:style style:name="P31" style:family="paragraph" style:parent-style-name="Standard">
      <style:paragraph-properties fo:text-align="start" style:justify-single-word="false"/>
      <style:text-properties officeooo:rsid="002a4a6c" officeooo:paragraph-rsid="002a4a6c"/>
    </style:style>
    <style:style style:name="P32" style:family="paragraph" style:parent-style-name="Table_20_Contents">
      <style:paragraph-properties fo:break-before="page"/>
      <style:text-properties officeooo:rsid="001ffeac" officeooo:paragraph-rsid="001ffeac"/>
    </style:style>
    <style:style style:name="P33" style:family="paragraph" style:parent-style-name="Table_20_Contents">
      <style:text-properties officeooo:rsid="001ffeac" officeooo:paragraph-rsid="001ffeac"/>
    </style:style>
    <style:style style:name="P34" style:family="paragraph" style:parent-style-name="Table_20_Contents">
      <style:text-properties officeooo:paragraph-rsid="001ffeac"/>
    </style:style>
    <style:style style:name="P35" style:family="paragraph" style:parent-style-name="Table_20_Contents">
      <style:paragraph-properties fo:break-before="page"/>
    </style:style>
    <style:style style:name="P36" style:family="paragraph" style:parent-style-name="Table_20_Contents">
      <style:paragraph-properties fo:break-before="page"/>
      <style:text-properties officeooo:paragraph-rsid="0021dd2b"/>
    </style:style>
    <style:style style:name="P37" style:family="paragraph" style:parent-style-name="Table_20_Contents">
      <style:text-properties officeooo:paragraph-rsid="0021dd2b"/>
    </style:style>
    <style:style style:name="P38" style:family="paragraph" style:parent-style-name="Table_20_Contents">
      <style:paragraph-properties fo:break-before="page"/>
      <style:text-properties officeooo:rsid="00225798" officeooo:paragraph-rsid="00225798"/>
    </style:style>
    <style:style style:name="P39" style:family="paragraph" style:parent-style-name="Table_20_Contents">
      <style:text-properties officeooo:rsid="00225798" officeooo:paragraph-rsid="00225798"/>
    </style:style>
    <style:style style:name="P40" style:family="paragraph" style:parent-style-name="Table_20_Contents">
      <style:paragraph-properties fo:break-before="page"/>
      <style:text-properties officeooo:paragraph-rsid="0023be5f"/>
    </style:style>
    <style:style style:name="P41" style:family="paragraph" style:parent-style-name="Table_20_Contents">
      <style:text-properties officeooo:paragraph-rsid="0023be5f"/>
    </style:style>
    <style:style style:name="P42" style:family="paragraph" style:parent-style-name="Table_20_Contents">
      <style:paragraph-properties fo:text-align="center" style:justify-single-word="false"/>
      <style:text-properties fo:font-size="32pt" officeooo:rsid="001c299d" officeooo:paragraph-rsid="001eb931" style:font-size-asian="32pt" style:font-size-complex="32pt"/>
    </style:style>
    <style:style style:name="P43" style:family="paragraph" style:parent-style-name="Table_20_Contents">
      <style:paragraph-properties fo:text-align="center" style:justify-single-word="false"/>
      <style:text-properties fo:font-size="32pt" officeooo:rsid="001c299d" officeooo:paragraph-rsid="001c299d" style:font-size-asian="32pt" style:font-size-complex="32pt"/>
    </style:style>
    <style:style style:name="P44" style:family="paragraph" style:parent-style-name="Table_20_Contents">
      <style:paragraph-properties fo:text-align="center" style:justify-single-word="false"/>
      <style:text-properties fo:font-size="32pt" officeooo:paragraph-rsid="001eb931" style:font-size-asian="32pt" style:font-size-complex="32pt"/>
    </style:style>
    <style:style style:name="P45" style:family="paragraph" style:parent-style-name="Table_20_Contents">
      <style:paragraph-properties fo:text-align="center" style:justify-single-word="false"/>
      <style:text-properties fo:font-size="32pt" style:font-size-asian="32pt" style:font-size-complex="32pt"/>
    </style:style>
    <style:style style:name="P46" style:family="paragraph" style:parent-style-name="Table_20_Contents">
      <style:paragraph-properties fo:text-align="center" style:justify-single-word="false"/>
      <style:text-properties fo:font-size="32pt" officeooo:rsid="001cc3e1" officeooo:paragraph-rsid="001eb931" style:font-size-asian="32pt" style:font-size-complex="32pt"/>
    </style:style>
    <style:style style:name="P47" style:family="paragraph" style:parent-style-name="Table_20_Contents">
      <style:paragraph-properties fo:text-align="center" style:justify-single-word="false"/>
      <style:text-properties fo:font-size="32pt" officeooo:rsid="001cc3e1" officeooo:paragraph-rsid="001cc3e1" style:font-size-asian="32pt" style:font-size-complex="32pt"/>
    </style:style>
    <style:style style:name="P48" style:family="paragraph" style:parent-style-name="Table_20_Contents">
      <style:paragraph-properties fo:break-before="page"/>
      <style:text-properties officeooo:rsid="0025408c" officeooo:paragraph-rsid="0025408c"/>
    </style:style>
    <style:style style:name="P49" style:family="paragraph" style:parent-style-name="Table_20_Contents">
      <style:text-properties officeooo:rsid="0025408c" officeooo:paragraph-rsid="0025408c"/>
    </style:style>
    <style:style style:name="P50" style:family="paragraph" style:parent-style-name="Table_20_Contents">
      <style:paragraph-properties fo:text-align="center" style:justify-single-word="false"/>
      <style:text-properties officeooo:rsid="0025408c" officeooo:paragraph-rsid="0025408c"/>
    </style:style>
    <style:style style:name="P51" style:family="paragraph" style:parent-style-name="Table_20_Contents">
      <style:text-properties officeooo:rsid="0025408c" officeooo:paragraph-rsid="00279446"/>
    </style:style>
    <style:style style:name="P52" style:family="paragraph" style:parent-style-name="Table_20_Contents">
      <style:paragraph-properties fo:break-before="page"/>
      <style:text-properties officeooo:rsid="00265ac3" officeooo:paragraph-rsid="00265ac3"/>
    </style:style>
    <style:style style:name="P53" style:family="paragraph" style:parent-style-name="Table_20_Contents">
      <style:text-properties officeooo:rsid="00265ac3" officeooo:paragraph-rsid="00265ac3"/>
    </style:style>
    <style:style style:name="P54" style:family="paragraph" style:parent-style-name="Table_20_Contents">
      <style:paragraph-properties fo:break-before="page"/>
      <style:text-properties officeooo:rsid="00265ac3" officeooo:paragraph-rsid="00279446"/>
    </style:style>
    <style:style style:name="P55" style:family="paragraph" style:parent-style-name="Table_20_Contents">
      <style:text-properties officeooo:rsid="00265ac3" officeooo:paragraph-rsid="00279446"/>
    </style:style>
    <style:style style:name="P56" style:family="paragraph" style:parent-style-name="Table_20_Contents">
      <style:paragraph-properties fo:break-before="page"/>
      <style:text-properties officeooo:paragraph-rsid="00279748"/>
    </style:style>
    <style:style style:name="P5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indent="0cm" style:writing-mode="lr-tb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c299d"/>
    </style:style>
    <style:style style:name="T2" style:family="text">
      <style:text-properties officeooo:rsid="001cc3e1"/>
    </style:style>
    <style:style style:name="T3" style:family="text">
      <style:text-properties officeooo:rsid="001ffeac"/>
    </style:style>
    <style:style style:name="T4" style:family="text">
      <style:text-properties style:font-name="Liberation Sans3" fo:font-size="40pt"/>
    </style:style>
    <style:style style:name="T5" style:family="text">
      <style:text-properties style:font-name-asian="OpenSymbol2" style:font-name-complex="OpenSymbol2"/>
    </style:style>
    <style:style style:name="T6" style:family="text">
      <style:text-properties style:font-name-asian="Liberation Sans2" style:font-name-complex="Liberation Sans2"/>
    </style:style>
    <style:style style:name="T7" style:family="text">
      <style:text-properties style:font-name="OpenSymbol1" style:font-name-asian="OpenSymbol2" style:font-name-complex="OpenSymbol2"/>
    </style:style>
    <style:style style:name="T8" style:family="text">
      <style:text-properties fo:font-size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officeooo:rsid="00279748"/>
    </style:style>
    <style:style style:name="T11" style:family="text">
      <style:text-properties officeooo:rsid="002467ae"/>
    </style:style>
    <style:style style:name="T12" style:family="text">
      <style:text-properties officeooo:rsid="0025408c"/>
    </style:style>
    <style:style style:name="T13" style:family="text">
      <style:text-properties officeooo:rsid="00265ac3"/>
    </style:style>
    <style:style style:name="T14" style:family="text">
      <style:text-properties officeooo:rsid="00279748"/>
    </style:style>
    <style:style style:name="T15" style:family="text">
      <style:text-properties officeooo:rsid="005dbf71"/>
    </style:style>
    <style:style style:name="T16" style:family="text">
      <style:text-properties officeooo:rsid="002a4a6c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svg:stroke-width="0.041cm" svg:stroke-color="#000000" draw:marker-start="" draw:marker-start-width="0.22cm" draw:marker-start-center="false" draw:marker-end="Arrow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575cm" fo:min-width="0.7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.019cm" svg:stroke-color="#000000" draw:marker-start="" draw:marker-start-width="0.191cm" draw:marker-start-center="false" draw:marker-end="" draw:marker-end-width="0.191cm" draw:marker-end-center="false" draw:fill="solid" draw:fill-color="#729fcf" draw:textarea-horizontal-align="center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575cm" fo:min-width="0.7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575cm" fo:min-width="0.94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575cm" fo:min-width="0.94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575cm" fo:min-width="1.01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svg:stroke-width="0.041cm" svg:stroke-color="#000000" draw:marker-start="" draw:marker-start-width="0.22cm" draw:marker-start-center="false" draw:marker-end="Arrow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575cm" fo:min-width="0.7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solid" svg:stroke-width="0.019cm" svg:stroke-color="#000000" draw:marker-start="" draw:marker-start-width="0.191cm" draw:marker-start-center="false" draw:marker-end="" draw:marker-end-width="0.191cm" draw:marker-end-center="false" draw:fill="solid" draw:fill-color="#729fcf" draw:textarea-horizontal-align="center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575cm" fo:min-width="0.7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575cm" fo:min-width="0.94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575cm" fo:min-width="0.94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575cm" fo:min-width="1.01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iffres et nombres :</text:p>
      <text:p text:style-name="Standard"/>
      <text:p text:style-name="Standard"><text:span text:style-name="T1">1234 est un </text:span>………. <text:span text:style-name="T1">à 4 ………..</text:span></text:p>
      <text:p text:style-name="P3">Chiffres et nombres :</text:p>
      <text:p text:style-name="P1"/>
      <text:p text:style-name="P1"><text:span text:style-name="T1">1234 est un </text:span><text:span text:style-name="Réponse"><text:span text:style-name="T1">nombre</text:span></text:span> <text:span text:style-name="T1">à 4 </text:span><text:span text:style-name="Réponse"><text:span text:style-name="T1">chiffres</text:span></text:span></text:p>
      <text:p text:style-name="P5"/>
      <text:p text:style-name="P4">Donner le rang de chacun des chiffres <text:span text:style-name="T3">suivants</text:span> : 12345,<text:span text:style-name="T2">678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2">Chiffre :</text:p>
          </table:table-cell>
          <table:table-cell table:style-name="Tableau2.B1" office:value-type="string">
            <text:p text:style-name="P42">Est le chiffre des :</text:p>
          </table:table-cell>
        </table:table-row>
        <table:table-row table:style-name="Tableau2.2">
          <table:table-cell table:style-name="Tableau2.A2" office:value-type="string">
            <text:p text:style-name="P44">1</text:p>
          </table:table-cell>
          <table:table-cell table:style-name="Tableau2.B2" office:value-type="string">
            <text:p text:style-name="P7"><text:span text:style-name="Réponse"><text:span text:style-name="T9"/></text:span></text:p>
          </table:table-cell>
        </table:table-row>
        <table:table-row table:style-name="Tableau2.2">
          <table:table-cell table:style-name="Tableau2.A2" office:value-type="string">
            <text:p text:style-name="P42">2</text:p>
          </table:table-cell>
          <table:table-cell table:style-name="Tableau2.B3" office:value-type="string">
            <text:p text:style-name="P7"><text:span text:style-name="Réponse"><text:span text:style-name="T9"/></text:span></text:p>
          </table:table-cell>
        </table:table-row>
        <table:table-row table:style-name="Tableau2.2">
          <table:table-cell table:style-name="Tableau2.A2" office:value-type="string">
            <text:p text:style-name="P42">3</text:p>
          </table:table-cell>
          <table:table-cell table:style-name="Tableau2.B4" office:value-type="string">
            <text:p text:style-name="P7"><text:span text:style-name="Réponse"><text:span text:style-name="T9"/></text:span></text:p>
          </table:table-cell>
        </table:table-row>
        <table:table-row table:style-name="Tableau2.2">
          <table:table-cell table:style-name="Tableau2.A2" office:value-type="string">
            <text:p text:style-name="P42">4</text:p>
          </table:table-cell>
          <table:table-cell table:style-name="Tableau2.B5" office:value-type="string">
            <text:p text:style-name="P9"><text:span text:style-name="Réponse"><text:span text:style-name="T9"/></text:span></text:p>
          </table:table-cell>
        </table:table-row>
        <table:table-row table:style-name="Tableau2.2">
          <table:table-cell table:style-name="Tableau2.A2" office:value-type="string">
            <text:p text:style-name="P42">5</text:p>
          </table:table-cell>
          <table:table-cell table:style-name="Tableau2.B6" office:value-type="string">
            <text:p text:style-name="P9"><text:span text:style-name="Réponse"><text:span text:style-name="T9"/></text:span></text:p>
          </table:table-cell>
        </table:table-row>
        <table:table-row table:style-name="Tableau2.2">
          <table:table-cell table:style-name="Tableau2.A2" office:value-type="string">
            <text:p text:style-name="P42">6</text:p>
          </table:table-cell>
          <table:table-cell table:style-name="Tableau2.B7" office:value-type="string">
            <text:p text:style-name="P9"><text:span text:style-name="Réponse"><text:span text:style-name="T9"/></text:span></text:p>
          </table:table-cell>
        </table:table-row>
        <table:table-row table:style-name="Tableau2.2">
          <table:table-cell table:style-name="Tableau2.A2" office:value-type="string">
            <text:p text:style-name="P42">7</text:p>
          </table:table-cell>
          <table:table-cell table:style-name="Tableau2.B8" office:value-type="string">
            <text:p text:style-name="P9"><text:span text:style-name="Réponse"><text:span text:style-name="T9"/></text:span></text:p>
          </table:table-cell>
        </table:table-row>
        <table:table-row table:style-name="Tableau2.2">
          <table:table-cell table:style-name="Tableau2.A9" office:value-type="string">
            <text:p text:style-name="P46">8</text:p>
          </table:table-cell>
          <table:table-cell table:style-name="Tableau2.B9" office:value-type="string">
            <text:p text:style-name="P9"><text:span text:style-name="Réponse"><text:span text:style-name="T9"/></text:span></text:p>
          </table:table-cell>
        </table:table-row>
      </table:table>
      <text:p text:style-name="P10"><text:soft-page-break/>Donner le rang de chacun des chiffres <text:span text:style-name="T3">suivants</text:span> : 12345,<text:span text:style-name="T2">678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3">Chiffre :</text:p>
          </table:table-cell>
          <table:table-cell table:style-name="Tableau1.B1" office:value-type="string">
            <text:p text:style-name="P43">Est le chiffre des :</text:p>
          </table:table-cell>
        </table:table-row>
        <table:table-row table:style-name="Tableau1.2">
          <table:table-cell table:style-name="Tableau1.A2" office:value-type="string">
            <text:p text:style-name="P45">1</text:p>
          </table:table-cell>
          <table:table-cell table:style-name="Tableau1.B2" office:value-type="string">
            <text:p text:style-name="P6"><text:span text:style-name="Réponse"><text:span text:style-name="T9">dizaines de mille</text:span></text:span></text:p>
          </table:table-cell>
        </table:table-row>
        <table:table-row table:style-name="Tableau1.2">
          <table:table-cell table:style-name="Tableau1.A2" office:value-type="string">
            <text:p text:style-name="P43">2</text:p>
          </table:table-cell>
          <table:table-cell table:style-name="Tableau1.B3" office:value-type="string">
            <text:p text:style-name="P6"><text:span text:style-name="Réponse"><text:span text:style-name="T9">milliers</text:span></text:span></text:p>
          </table:table-cell>
        </table:table-row>
        <table:table-row table:style-name="Tableau1.2">
          <table:table-cell table:style-name="Tableau1.A2" office:value-type="string">
            <text:p text:style-name="P43">3</text:p>
          </table:table-cell>
          <table:table-cell table:style-name="Tableau1.B4" office:value-type="string">
            <text:p text:style-name="P6"><text:span text:style-name="Réponse"><text:span text:style-name="T9">centaines</text:span></text:span></text:p>
          </table:table-cell>
        </table:table-row>
        <table:table-row table:style-name="Tableau1.2">
          <table:table-cell table:style-name="Tableau1.A2" office:value-type="string">
            <text:p text:style-name="P43">4</text:p>
          </table:table-cell>
          <table:table-cell table:style-name="Tableau1.B5" office:value-type="string">
            <text:p text:style-name="P8"><text:span text:style-name="Réponse"><text:span text:style-name="T9">dizaines</text:span></text:span></text:p>
          </table:table-cell>
        </table:table-row>
        <table:table-row table:style-name="Tableau1.2">
          <table:table-cell table:style-name="Tableau1.A2" office:value-type="string">
            <text:p text:style-name="P43">5</text:p>
          </table:table-cell>
          <table:table-cell table:style-name="Tableau1.B6" office:value-type="string">
            <text:p text:style-name="P8"><text:span text:style-name="Réponse"><text:span text:style-name="T9">unités</text:span></text:span></text:p>
          </table:table-cell>
        </table:table-row>
        <table:table-row table:style-name="Tableau1.2">
          <table:table-cell table:style-name="Tableau1.A2" office:value-type="string">
            <text:p text:style-name="P43">6</text:p>
          </table:table-cell>
          <table:table-cell table:style-name="Tableau1.B7" office:value-type="string">
            <text:p text:style-name="P8"><text:span text:style-name="Réponse"><text:span text:style-name="T9">dixièmes</text:span></text:span></text:p>
          </table:table-cell>
        </table:table-row>
        <table:table-row table:style-name="Tableau1.2">
          <table:table-cell table:style-name="Tableau1.A2" office:value-type="string">
            <text:p text:style-name="P43">7</text:p>
          </table:table-cell>
          <table:table-cell table:style-name="Tableau1.B8" office:value-type="string">
            <text:p text:style-name="P8"><text:span text:style-name="Réponse"><text:span text:style-name="T9">centièmes</text:span></text:span></text:p>
          </table:table-cell>
        </table:table-row>
        <table:table-row table:style-name="Tableau1.2">
          <table:table-cell table:style-name="Tableau1.A9" office:value-type="string">
            <text:p text:style-name="P47">8</text:p>
          </table:table-cell>
          <table:table-cell table:style-name="Tableau1.B9" office:value-type="string">
            <text:p text:style-name="P8"><text:span text:style-name="Réponse"><text:span text:style-name="T9">millièmes</text:span></text:span></text:p>
          </table:table-cell>
        </table:table-row>
      </table:table>
      <text:p text:style-name="P34"><text:soft-page-break/><text:span text:style-name="T3">Écrire 08200,08200 sans zéros inutiles :</text:span></text:p>
      <text:p text:style-name="P32">Écrire 08200,08200 sans zéros inutiles :</text:p>
      <text:p text:style-name="P33"/>
      <text:p text:style-name="Réponse">8200,082</text:p>
      <text:p text:style-name="P35">On appelle nombre entier,...</text:p>
      <text:p text:style-name="P36">On appelle nombre entier,…</text:p>
      <text:p text:style-name="P37"/>
      <text:p text:style-name="Réponse">tout nombre dont <text:line-break/>la partie décimale est nulle.</text:p>
      <text:p text:style-name="P35">On appelle nombre décimal,...</text:p>
      <text:p text:style-name="P36">On appelle nombre décimal,…</text:p>
      <text:p text:style-name="P37"/>
      <text:p text:style-name="Réponse">tout nombre dont la partie décimale contient un nombre fini de chiffres.</text:p>
      <text:p text:style-name="P38">Lequel des nombres ci-dessous n’est pas un décimal ?</text:p>
      <text:p text:style-name="P39"/>
      <text:p text:style-name="P39">A = 56</text:p>
      <text:p text:style-name="P39">B = 0,123</text:p>
      <text:p text:style-name="P39">C = 1/2</text:p>
      <text:p text:style-name="P39">D = 1/3</text:p>
      <text:p text:style-name="P38">Lequel des nombres ci-dessous n’est pas un décimal ?</text:p>
      <text:p text:style-name="P39"/>
      <text:p text:style-name="P39">A = 56<text:span text:style-name="Réponse"> = 56,0 </text:span><text:span text:style-name="Réponse"><text:span text:style-name="T7">→</text:span></text:span><text:span text:style-name="Réponse"><text:span text:style-name="T5"> décimal</text:span></text:span></text:p>
      <text:p text:style-name="P39">B = 0,123<text:span text:style-name="Réponse"> </text:span><text:span text:style-name="Réponse"><text:span text:style-name="T7">→</text:span></text:span><text:span text:style-name="Réponse"><text:span text:style-name="T5"> décimal</text:span></text:span></text:p>
      <text:p text:style-name="P39">C = 1/2<text:span text:style-name="Réponse"> = 0,5 </text:span><text:span text:style-name="Réponse"><text:span text:style-name="T7">→</text:span></text:span><text:span text:style-name="Réponse"><text:span text:style-name="T5"> décimal</text:span></text:span></text:p>
      <text:p text:style-name="P39">D = 1/3<text:span text:style-name="Réponse"> </text:span><text:span text:style-name="Réponse"><text:span text:style-name="T6">≈</text:span></text:span><text:span text:style-name="Réponse"> 0,3333</text:span><text:span text:style-name="Réponse"><text:span text:style-name="T11">33</text:span></text:span><text:span text:style-name="Réponse">... </text:span><text:span text:style-name="Réponse"><text:span text:style-name="T7">→</text:span></text:span><text:span text:style-name="Réponse"><text:span text:style-name="T5"> non décimal</text:span></text:span></text:p>
      <text:p text:style-name="P35">Une fraction décimale est une...</text:p>
      <text:p text:style-name="P40">Une fraction décimale est une…</text:p>
      <text:p text:style-name="P41"/>
      <text:p text:style-name="Réponse">fraction dont le dénominateur est égal à 1, 10, 100, 1000, ...</text:p>
      <text:p text:style-name="P48">Le nombre <draw:frame draw:style-name="fr1" draw:name="Objet1" text:anchor-type="as-char" svg:y="-2.134cm" svg:width="2.746cm" svg:height="3.47cm" draw:z-index="0"><draw:object xlink:href="./Object 1" xlink:type="simple" xlink:show="embed" xlink:actuate="onLoad"/><draw:image xlink:href="./ObjectReplacements/Object 1" xlink:type="simple" xlink:show="embed" xlink:actuate="onLoad"/></draw:frame><text:s/>est-il une fraction ?</text:p>
      <text:p text:style-name="P49"/>
      <text:p text:style-name="P49"/>
      <text:p text:style-name="P49"/>
      <text:p text:style-name="P49"/>
      <text:p text:style-name="P49">Si non, le transformer en fraction</text:p>
      <text:p text:style-name="P48">Le nombre <draw:frame draw:style-name="fr1" draw:name="Objet2" text:anchor-type="as-char" svg:y="-2.134cm" svg:width="2.746cm" svg:height="3.4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text:s/>est-il une fraction ?</text:p>
      <text:p text:style-name="P49"/>
      <text:p text:style-name="Réponse">Non car dans une fraction, le numérateur et le dénominateur doivent <text:span text:style-name="T4">être</text:span> entiers.</text:p>
      <text:p text:style-name="P49"/>
      <text:p text:style-name="P49">Si non, le transformer en fraction</text:p>
      <text:p text:style-name="P49"/>
      <text:p text:style-name="P50"><draw:frame draw:style-name="fr1" draw:name="Objet3" text:anchor-type="as-char" svg:y="-2.134cm" svg:width="6.847cm" svg:height="3.4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2">Orthographe d’un nombre :</text:p>
      <text:p text:style-name="P53"/>
      <text:p text:style-name="P49">Dans un nombre entier, mettre des…</text:p>
      <text:p text:style-name="P49"/>
      <text:p text:style-name="P54">Orthographe d’un nombre :</text:p>
      <text:p text:style-name="P55"/>
      <text:p text:style-name="P51">Dans un nombre entier, mettre des…</text:p>
      <text:p text:style-name="Réponse">traits d’union entre tous les chiffres,</text:p>
      <text:p text:style-name="Réponse">même quand on emploie un « et ».</text:p>
      <text:p text:style-name="Réponse"/>
      <text:p text:style-name="Réponse"><text:span text:style-name="T13">Exemple :</text:span>Cinq-cent-trente-et-un ;<text:line-break/>le vingt-et-unième siècle</text:p>
      <text:p text:style-name="P52">Orthographe d’un nombre :</text:p>
      <text:p text:style-name="P53"/>
      <text:p text:style-name="P49">Dans une fraction, pas de...</text:p>
      <text:p text:style-name="P54">Orthographe d’un nombre :</text:p>
      <text:p text:style-name="P55"/>
      <text:p text:style-name="P51">Dans une fraction, pas de…</text:p>
      <text:p text:style-name="Réponse">trait d’union entre le numérateur et le dénominateur.</text:p>
      <text:p text:style-name="P51"/>
      <text:p text:style-name="Réponse"><text:span text:style-name="T13">Exemple : </text:span>On distingue ainsi <text:line-break/>« trente-et-un tiers » (31/3) <text:line-break/>de « trente et un tiers » (30+1/3)</text:p>
      <text:p text:style-name="P52">Orthographe d’un nombre :</text:p>
      <text:p text:style-name="P53"/>
      <text:p text:style-name="P49">Million et milliard...</text:p>
      <text:p text:style-name="P54">Orthographe d’un nombre :</text:p>
      <text:p text:style-name="P55"/>
      <text:p text:style-name="P51">Million et milliard…</text:p>
      <text:p text:style-name="Réponse">s’accordent normalement.</text:p>
      <text:p text:style-name="Réponse"/>
      <text:p text:style-name="Réponse">Exemple :<text:line-break/><text:span text:style-name="T12">Deux-milliards-six-cent-millions</text:span></text:p>
      <text:p text:style-name="P52">Orthographe d’un nombre :</text:p>
      <text:p text:style-name="P53"/>
      <text:p text:style-name="P49">Mille est...</text:p>
      <text:p text:style-name="P54">Orthographe d’un nombre :</text:p>
      <text:p text:style-name="P55"/>
      <text:p text:style-name="P51">Mille est…</text:p>
      <text:p text:style-name="Réponse">invariable (ne s’accorde jamais).</text:p>
      <text:p text:style-name="Réponse"/>
      <text:p text:style-name="Réponse">Exemple : <text:span text:style-name="T12">Dix-mille</text:span></text:p>
      <text:p text:style-name="P52">Orthographe d’un nombre :</text:p>
      <text:p text:style-name="P53"/>
      <text:p text:style-name="P49">Vingt et cent...</text:p>
      <text:p text:style-name="P54">Orthographe d’un nombre :</text:p>
      <text:p text:style-name="P55"/>
      <text:p text:style-name="P51">Vingt et cent…</text:p>
      <text:p text:style-name="Réponse">s’accordent sauf s’ils sont suivis d’un nombre.</text:p>
      <text:p text:style-name="Réponse"/>
      <text:p text:style-name="Réponse">Exemple : <text:span text:style-name="T12">Quatre-vingts ; <text:line-break/>quatre-vingt-deux; deux-cent-vingt ; deux-cents-millions</text:span></text:p>
      <text:p text:style-name="P35"><text:span text:style-name="T14">Compléter le tableau</text:span>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1">Écriture en lettres</text:p>
          </table:table-cell>
          <table:table-cell table:style-name="Tableau3.A1" table:number-columns-spanned="2" office:value-type="string">
            <text:p text:style-name="P14"/>
          </table:table-cell>
          <table:covered-table-cell/>
        </table:table-row>
        <table:table-row table:style-name="Tableau3.2">
          <table:table-cell table:style-name="Tableau3.A2" table:number-rows-spanned="2" office:value-type="string">
            <text:p text:style-name="P11">Écriture décimale</text:p>
          </table:table-cell>
          <table:table-cell table:style-name="Tableau3.B2" table:number-rows-spanned="2" office:value-type="string">
            <text:p text:style-name="P13"><text:span text:style-name="T14">21</text:span>,<text:span text:style-name="T14">34</text:span></text:p>
          </table:table-cell>
          <table:table-cell table:style-name="Tableau3.A1" office:value-type="string">
            <text:p text:style-name="P12">Partie entière : </text:p>
          </table:table-cell>
        </table:table-row>
        <table:table-row table:style-name="Tableau3.2">
          <table:covered-table-cell table:style-name="Tableau3.A2"/>
          <table:covered-table-cell table:style-name="Tableau3.B2"/>
          <table:table-cell table:style-name="Tableau3.C3" office:value-type="string">
            <text:p text:style-name="P12">Partie décimale : </text:p>
          </table:table-cell>
        </table:table-row>
        <table:table-row table:style-name="Tableau3.4">
          <table:table-cell table:style-name="Tableau3.A2" office:value-type="string">
            <text:p text:style-name="P11"><text:span text:style-name="T15">F</text:span>raction décimale</text:p>
          </table:table-cell>
          <table:table-cell table:style-name="Tableau3.A1" table:number-columns-spanned="2" office:value-type="string">
            <text:p text:style-name="P14"/>
          </table:table-cell>
          <table:covered-table-cell/>
        </table:table-row>
        <table:table-row table:style-name="Tableau3.5">
          <table:table-cell table:style-name="Tableau3.A2" office:value-type="string">
            <text:p text:style-name="P11">Écriture décomposée</text:p>
          </table:table-cell>
          <table:table-cell table:style-name="Tableau3.A2" table:number-columns-spanned="2" office:value-type="string">
            <text:p text:style-name="P14"/>
          </table:table-cell>
          <table:covered-table-cell/>
        </table:table-row>
      </table:table>
      <text:p text:style-name="P28"/>
      <text:p text:style-name="P56"><text:span text:style-name="T14">Compléter le tableau</text:span>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1">Écriture en lettres</text:p>
          </table:table-cell>
          <table:table-cell table:style-name="Tableau4.A1" table:number-columns-spanned="2" office:value-type="string">
            <text:p text:style-name="P15"><text:span text:style-name="Réponse"><text:span text:style-name="T8">Vingt-et-un virgule trente-quatre</text:span></text:span></text:p>
          </table:table-cell>
          <table:covered-table-cell/>
        </table:table-row>
        <table:table-row table:style-name="Tableau4.2">
          <table:table-cell table:style-name="Tableau4.A2" table:number-rows-spanned="2" office:value-type="string">
            <text:p text:style-name="P11">Écriture décimale</text:p>
          </table:table-cell>
          <table:table-cell table:style-name="Tableau4.B2" table:number-rows-spanned="2" office:value-type="string">
            <text:p text:style-name="P13"><text:span text:style-name="T14">21</text:span>,<text:span text:style-name="T14">34</text:span></text:p>
          </table:table-cell>
          <table:table-cell table:style-name="Tableau4.A1" office:value-type="string">
            <text:p text:style-name="P12">Partie entière : <text:s/><text:span text:style-name="Réponse"><text:span text:style-name="T10">21</text:span></text:span></text:p>
          </table:table-cell>
        </table:table-row>
        <table:table-row table:style-name="Tableau4.2">
          <table:covered-table-cell table:style-name="Tableau4.A2"/>
          <table:covered-table-cell table:style-name="Tableau4.B2"/>
          <table:table-cell table:style-name="Tableau4.C3" office:value-type="string">
            <text:p text:style-name="P12">Partie décimale : <text:s/><text:span text:style-name="Réponse"><text:span text:style-name="T10">0,34</text:span></text:span></text:p>
          </table:table-cell>
        </table:table-row>
        <table:table-row table:style-name="Tableau4.4">
          <table:table-cell table:style-name="Tableau4.A2" office:value-type="string">
            <text:p text:style-name="P11"><text:span text:style-name="T15">F</text:span>raction décimale</text:p>
          </table:table-cell>
          <table:table-cell table:style-name="Tableau4.A1" table:number-columns-spanned="2" office:value-type="string">
            <text:p text:style-name="P13"><draw:frame draw:style-name="fr1" draw:name="Objet4" text:anchor-type="as-char" svg:y="-1.707cm" svg:width="3.177cm" svg:height="2.776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covered-table-cell/>
        </table:table-row>
        <table:table-row table:style-name="Tableau4.5">
          <table:table-cell table:style-name="Tableau4.A2" office:value-type="string">
            <text:p text:style-name="P11">Écriture décomposée</text:p>
          </table:table-cell>
          <table:table-cell table:style-name="Tableau4.A2" table:number-columns-spanned="2" office:value-type="string">
            <text:p text:style-name="P15"><text:span text:style-name="Réponse"><text:span text:style-name="T8">20 + 1 + 0,3 + 0,04</text:span></text:span></text:p>
          </table:table-cell>
          <table:covered-table-cell/>
        </table:table-row>
      </table:table>
      <text:p text:style-name="P28"/>
      <text:p text:style-name="P16"><text:soft-page-break/>On appelle demi-droite « graduée » une demi-droite possédant...</text:p>
      <text:p text:style-name="P16"/>
      <text:p text:style-name="P22">On appelle demi-droite « graduée » une demi-droite possédant...</text:p>
      <text:p text:style-name="P23"/>
      <text:list xml:id="list2174057399" text:style-name="L1">
        <text:list-item>
          <text:p text:style-name="P18"><text:span text:style-name="Réponse">Une origine </text:span><text:span text:style-name="Réponse"><text:span text:style-name="T9">(il s’agit d’un point)</text:span></text:span></text:p>
        </text:list-item>
        <text:list-item>
          <text:p text:style-name="P18"><text:span text:style-name="Réponse">Un sens </text:span><text:span text:style-name="Réponse"><text:span text:style-name="T9">(représenté par une flèche)</text:span></text:span></text:p>
        </text:list-item>
        <text:list-item>
          <text:p text:style-name="P19"><text:span text:style-name="Réponse">Une unité de longueur </text:span><text:span text:style-name="Réponse"><text:span text:style-name="T9">(que l’on reporte régulièrement)</text:span></text:span></text:p>
        </text:list-item>
      </text:list>
      <text:p text:style-name="P29">Quelles sont les abscisses des points ci-dessous ?</text:p>
      <text:p text:style-name="P30"/>
      <text:p text:style-name="P30"><draw:g text:anchor-type="as-char" draw:z-index="4" draw:name="Objet de groupe 1" draw:style-name="gr1"><draw:line draw:style-name="gr25" draw:text-style-name="P57" svg:x1="0.648cm" svg:y1="1.903cm" svg:x2="25.591cm" svg:y2="1.903cm"><text:p/></draw:line><draw:line draw:style-name="gr26" draw:text-style-name="P57" svg:x1="0.648cm" svg:y1="1.669cm" svg:x2="0.648cm" svg:y2="2.135cm"><text:p/></draw:line><draw:line draw:style-name="gr27" draw:text-style-name="P57" svg:x1="2.203cm" svg:y1="1.669cm" svg:x2="2.203cm" svg:y2="2.135cm"><text:p/></draw:line><draw:line draw:style-name="gr28" draw:text-style-name="P57" svg:x1="3.758cm" svg:y1="1.669cm" svg:x2="3.758cm" svg:y2="2.135cm"><text:p/></draw:line><draw:line draw:style-name="gr29" draw:text-style-name="P57" svg:x1="5.313cm" svg:y1="1.669cm" svg:x2="5.313cm" svg:y2="2.135cm"><text:p/></draw:line><draw:line draw:style-name="gr30" draw:text-style-name="P57" svg:x1="6.868cm" svg:y1="1.669cm" svg:x2="6.868cm" svg:y2="2.135cm"><text:p/></draw:line><draw:line draw:style-name="gr31" draw:text-style-name="P57" svg:x1="8.423cm" svg:y1="1.669cm" svg:x2="8.423cm" svg:y2="2.135cm"><text:p/></draw:line><draw:line draw:style-name="gr32" draw:text-style-name="P57" svg:x1="9.978cm" svg:y1="1.669cm" svg:x2="9.978cm" svg:y2="2.135cm"><text:p/></draw:line><draw:line draw:style-name="gr33" draw:text-style-name="P57" svg:x1="11.533cm" svg:y1="1.669cm" svg:x2="11.533cm" svg:y2="2.135cm"><text:p/></draw:line><draw:line draw:style-name="gr34" draw:text-style-name="P57" svg:x1="13.088cm" svg:y1="1.669cm" svg:x2="13.088cm" svg:y2="2.135cm"><text:p/></draw:line><draw:line draw:style-name="gr35" draw:text-style-name="P57" svg:x1="14.643cm" svg:y1="1.669cm" svg:x2="14.643cm" svg:y2="2.135cm"><text:p/></draw:line><draw:line draw:style-name="gr36" draw:text-style-name="P57" svg:x1="16.198cm" svg:y1="1.669cm" svg:x2="16.198cm" svg:y2="2.135cm"><text:p/></draw:line><draw:line draw:style-name="gr37" draw:text-style-name="P57" svg:x1="17.753cm" svg:y1="1.669cm" svg:x2="17.753cm" svg:y2="2.135cm"><text:p/></draw:line><draw:line draw:style-name="gr38" draw:text-style-name="P57" svg:x1="19.308cm" svg:y1="1.669cm" svg:x2="19.308cm" svg:y2="2.135cm"><text:p/></draw:line><draw:line draw:style-name="gr39" draw:text-style-name="P57" svg:x1="20.863cm" svg:y1="1.669cm" svg:x2="20.863cm" svg:y2="2.135cm"><text:p/></draw:line><draw:line draw:style-name="gr40" draw:text-style-name="P57" svg:x1="22.418cm" svg:y1="1.669cm" svg:x2="22.418cm" svg:y2="2.135cm"><text:p/></draw:line><draw:line draw:style-name="gr41" draw:text-style-name="P57" svg:x1="23.973cm" svg:y1="1.669cm" svg:x2="23.973cm" svg:y2="2.135cm"><text:p/></draw:line><draw:frame draw:style-name="gr42" draw:text-style-name="P59" svg:width="1.287cm" svg:height="1.828cm" svg:x="0cm" svg:y="2cm"><draw:text-box><text:p text:style-name="P58"><text:span text:style-name="T17">0</text:span></text:p></draw:text-box></draw:frame><draw:line draw:style-name="gr43" draw:text-style-name="P57" svg:x1="21.64cm" svg:y1="1.669cm" svg:x2="21.64cm" svg:y2="2.135cm"><text:p/></draw:line><draw:frame draw:style-name="gr44" draw:text-style-name="P59" svg:width="1.287cm" svg:height="1.828cm" svg:x="3.101cm" svg:y="2cm"><draw:text-box><text:p text:style-name="P58"><text:span text:style-name="T17">1</text:span></text:p></draw:text-box></draw:frame><draw:frame draw:style-name="gr45" draw:text-style-name="P59" svg:width="1.445cm" svg:height="1.828cm" svg:x="9.271cm" svg:y="0cm"><draw:text-box><text:p text:style-name="P58"><text:span text:style-name="T17">A</text:span></text:p></draw:text-box></draw:frame><draw:frame draw:style-name="gr46" draw:text-style-name="P59" svg:width="1.445cm" svg:height="1.828cm" svg:x="13.871cm" svg:y="0cm"><draw:text-box><text:p text:style-name="P58"><text:span text:style-name="T17">B</text:span></text:p></draw:text-box></draw:frame><draw:frame draw:style-name="gr47" draw:text-style-name="P59" svg:width="1.527cm" svg:height="1.828cm" svg:x="20.83cm" svg:y="0cm"><draw:text-box><text:p text:style-name="P58"><text:span text:style-name="T17">C</text:span></text:p></draw:text-box></draw:frame></draw:g></text:p>
      <text:p text:style-name="P30"/>
      <text:p text:style-name="P30">L’abscisse de A est :</text:p>
      <text:p text:style-name="P30">L’abscisse de B est :</text:p>
      <text:p text:style-name="P30">L’abscisse de C est :</text:p>
      <text:p text:style-name="P29">Quelles sont les abscisses des points ci-dessous ?</text:p>
      <text:p text:style-name="P30"/>
      <text:p text:style-name="P30"><draw:g text:anchor-type="as-char" draw:z-index="5" draw:name="Objet de groupe 2" draw:style-name="gr1"><draw:line draw:style-name="gr2" draw:text-style-name="P57" svg:x1="0.648cm" svg:y1="1.903cm" svg:x2="25.591cm" svg:y2="1.903cm"><text:p/></draw:line><draw:line draw:style-name="gr3" draw:text-style-name="P57" svg:x1="0.648cm" svg:y1="1.669cm" svg:x2="0.648cm" svg:y2="2.135cm"><text:p/></draw:line><draw:line draw:style-name="gr4" draw:text-style-name="P57" svg:x1="2.203cm" svg:y1="1.669cm" svg:x2="2.203cm" svg:y2="2.135cm"><text:p/></draw:line><draw:line draw:style-name="gr5" draw:text-style-name="P57" svg:x1="3.758cm" svg:y1="1.669cm" svg:x2="3.758cm" svg:y2="2.135cm"><text:p/></draw:line><draw:line draw:style-name="gr6" draw:text-style-name="P57" svg:x1="5.313cm" svg:y1="1.669cm" svg:x2="5.313cm" svg:y2="2.135cm"><text:p/></draw:line><draw:line draw:style-name="gr7" draw:text-style-name="P57" svg:x1="6.868cm" svg:y1="1.669cm" svg:x2="6.868cm" svg:y2="2.135cm"><text:p/></draw:line><draw:line draw:style-name="gr8" draw:text-style-name="P57" svg:x1="8.423cm" svg:y1="1.669cm" svg:x2="8.423cm" svg:y2="2.135cm"><text:p/></draw:line><draw:line draw:style-name="gr9" draw:text-style-name="P57" svg:x1="9.978cm" svg:y1="1.669cm" svg:x2="9.978cm" svg:y2="2.135cm"><text:p/></draw:line><draw:line draw:style-name="gr10" draw:text-style-name="P57" svg:x1="11.533cm" svg:y1="1.669cm" svg:x2="11.533cm" svg:y2="2.135cm"><text:p/></draw:line><draw:line draw:style-name="gr11" draw:text-style-name="P57" svg:x1="13.088cm" svg:y1="1.669cm" svg:x2="13.088cm" svg:y2="2.135cm"><text:p/></draw:line><draw:line draw:style-name="gr12" draw:text-style-name="P57" svg:x1="14.643cm" svg:y1="1.669cm" svg:x2="14.643cm" svg:y2="2.135cm"><text:p/></draw:line><draw:line draw:style-name="gr13" draw:text-style-name="P57" svg:x1="16.198cm" svg:y1="1.669cm" svg:x2="16.198cm" svg:y2="2.135cm"><text:p/></draw:line><draw:line draw:style-name="gr14" draw:text-style-name="P57" svg:x1="17.753cm" svg:y1="1.669cm" svg:x2="17.753cm" svg:y2="2.135cm"><text:p/></draw:line><draw:line draw:style-name="gr15" draw:text-style-name="P57" svg:x1="19.308cm" svg:y1="1.669cm" svg:x2="19.308cm" svg:y2="2.135cm"><text:p/></draw:line><draw:line draw:style-name="gr16" draw:text-style-name="P57" svg:x1="20.863cm" svg:y1="1.669cm" svg:x2="20.863cm" svg:y2="2.135cm"><text:p/></draw:line><draw:line draw:style-name="gr17" draw:text-style-name="P57" svg:x1="22.418cm" svg:y1="1.669cm" svg:x2="22.418cm" svg:y2="2.135cm"><text:p/></draw:line><draw:line draw:style-name="gr18" draw:text-style-name="P57" svg:x1="23.973cm" svg:y1="1.669cm" svg:x2="23.973cm" svg:y2="2.135cm"><text:p/></draw:line><draw:frame draw:style-name="gr19" draw:text-style-name="P59" svg:width="1.287cm" svg:height="1.828cm" svg:x="0cm" svg:y="2cm"><draw:text-box><text:p text:style-name="P58"><text:span text:style-name="T17">0</text:span></text:p></draw:text-box></draw:frame><draw:line draw:style-name="gr20" draw:text-style-name="P57" svg:x1="21.64cm" svg:y1="1.669cm" svg:x2="21.64cm" svg:y2="2.135cm"><text:p/></draw:line><draw:frame draw:style-name="gr21" draw:text-style-name="P59" svg:width="1.287cm" svg:height="1.828cm" svg:x="3.101cm" svg:y="2cm"><draw:text-box><text:p text:style-name="P58"><text:span text:style-name="T17">1</text:span></text:p></draw:text-box></draw:frame><draw:frame draw:style-name="gr22" draw:text-style-name="P59" svg:width="1.445cm" svg:height="1.828cm" svg:x="9.271cm" svg:y="0cm"><draw:text-box><text:p text:style-name="P58"><text:span text:style-name="T17">A</text:span></text:p></draw:text-box></draw:frame><draw:frame draw:style-name="gr23" draw:text-style-name="P59" svg:width="1.445cm" svg:height="1.828cm" svg:x="13.871cm" svg:y="0cm"><draw:text-box><text:p text:style-name="P58"><text:span text:style-name="T17">B</text:span></text:p></draw:text-box></draw:frame><draw:frame draw:style-name="gr24" draw:text-style-name="P59" svg:width="1.527cm" svg:height="1.828cm" svg:x="20.83cm" svg:y="0cm"><draw:text-box><text:p text:style-name="P58"><text:span text:style-name="T17">C</text:span></text:p></draw:text-box></draw:frame></draw:g></text:p>
      <text:p text:style-name="P30"/>
      <text:p text:style-name="P30">L’abscisse de A est :<text:tab/><text:span text:style-name="Réponse">3</text:span></text:p>
      <text:p text:style-name="P30">L’abscisse de B est :<text:tab/><text:span text:style-name="Réponse">4,5</text:span></text:p>
      <text:p text:style-name="P30">L’abscisse de C est :<text:tab/><text:span text:style-name="Réponse">6,75</text:span></text:p>
      <text:p text:style-name="P24">Ranger par ordre croissant :</text:p>
      <text:p text:style-name="P25">56,147 ; 56,714 ; 56,02 ; 56,4 ; 57,09</text:p>
      <text:p text:style-name="P24">Ranger par ordre croissant :</text:p>
      <text:p text:style-name="P25">56,147 ; 56,714 ; 56,02 ; 56,4 ; 57,09</text:p>
      <text:p text:style-name="P25"/>
      <text:p text:style-name="Réponse">56,02 &lt; 56,147 &lt; 56,4 &lt; 56,714 &lt; 57,09</text:p>
      <text:p text:style-name="P17">Encadrer au dixième (le mieux possible) le nombre <text:span text:style-name="T16">ci-dessous :</text:span></text:p>
      <text:p text:style-name="P16"/>
      <text:p text:style-name="P26">&lt; 45,852 &lt;</text:p>
      <text:p text:style-name="P20"/>
      <text:p text:style-name="P31">L’entier de gauche s’appelle...</text:p>
      <text:p text:style-name="P31"/>
      <text:p text:style-name="P31">L’entier de droite s’appelle...</text:p>
      <text:p text:style-name="P20"/>
      <text:p text:style-name="P24">Encadrer au dixième (le mieux possible) le nombre <text:span text:style-name="T16">ci-dessous :</text:span></text:p>
      <text:p text:style-name="P25"/>
      <text:p text:style-name="P27"><text:span text:style-name="Réponse"><text:span text:style-name="T16">45,8 </text:span></text:span>&lt; 45,852 &lt; <text:span text:style-name="Réponse"><text:span text:style-name="T16">45,9</text:span></text:span></text:p>
      <text:p text:style-name="P21"/>
      <text:p text:style-name="P31">L’entier de gauche s’appelle...</text:p>
      <text:p text:style-name="Réponse">valeur approchée par défaut</text:p>
      <text:p text:style-name="P31">L’entier de droite s’appelle...</text:p>
      <text:p text:style-name="Réponse">valeur approchée par excès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Normal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Liberation Sans3" fo:font-family="'Liberation Sans'" style:font-style-name="Normal" style:font-family-generic="swiss" style:font-pitch="variable" fo:font-size="4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Réponse" style:family="paragraph" style:parent-style-name="Standard">
      <style:paragraph-properties fo:margin-top="0cm" fo:margin-bottom="0cm" style:contextual-spacing="false" fo:text-align="center" style:justify-single-word="false"/>
      <style:text-properties fo:color="#7b3d00" loext:opacity="100%" style:font-name="Liberation Sans3" fo:font-family="'Liberation Sans'" style:font-style-name="Normal" style:font-family-generic="swiss" style:font-pitch="variable" fo:font-size="40pt" officeooo:rsid="000a0f9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éponse" style:family="text">
      <style:text-properties fo:color="#7b3d00" loext:opacity="100%" style:font-name="Liberation Sans3" fo:font-family="'Liberation Sans'" style:font-style-name="Normal" style:font-family-generic="swiss" style:font-pitch="variable" fo:font-size="4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5:17:39.960444928</meta:creation-date>
    <dc:date>2023-10-23T15:18:25.818598585</dc:date>
    <meta:editing-duration>PT2H57M9S</meta:editing-duration>
    <meta:editing-cycles>31</meta:editing-cycles>
    <meta:generator>LibreOffice/7.3.7.2$Linux_X86_64 LibreOffice_project/30$Build-2</meta:generator>
    <meta:document-statistic meta:table-count="4" meta:image-count="0" meta:object-count="4" meta:page-count="37" meta:paragraph-count="142" meta:word-count="629" meta:character-count="3560" meta:non-whitespace-character-count="3062"/>
  </office:meta>
</office:document-meta>
</file>

<file path=Object 1/content.xml><?xml version="1.0" encoding="utf-8"?>
<math xmlns="http://www.w3.org/1998/Math/MathML" display="block">
  <semantics>
    <mfrac>
      <mn>1,4</mn>
      <mn>10</mn>
    </mfrac>
    <annotation encoding="StarMath 5.0">{alignc {1,4}over{10}}%%&lt;cmathArbre&gt;«/­1.4­10»&lt;/cmathArbre&gt;&lt;cmathFormule&gt;1.4/10&lt;/cmathFormule&gt;</annotation>
  </semantics>
</math>
</file>

<file path=Object 2/content.xml><?xml version="1.0" encoding="utf-8"?>
<math xmlns="http://www.w3.org/1998/Math/MathML" display="block">
  <semantics>
    <mfrac>
      <mn>1,4</mn>
      <mn>10</mn>
    </mfrac>
    <annotation encoding="StarMath 5.0">{alignc {1,4}over{10}}%%&lt;cmathArbre&gt;«/­1.4­10»&lt;/cmathArbre&gt;&lt;cmathFormule&gt;1.4/10&lt;/cmathFormule&gt;</annotation>
  </semantics>
</math>
</file>

<file path=Object 3/content.xml><?xml version="1.0" encoding="utf-8"?>
<math xmlns="http://www.w3.org/1998/Math/MathML" display="block">
  <semantics>
    <mstyle mathcolor="maroon">
      <mrow>
        <mfrac>
          <mn>1,4</mn>
          <mn>10</mn>
        </mfrac>
        <mo stretchy="false">=</mo>
        <mfrac>
          <mn>14</mn>
          <mn>100</mn>
        </mfrac>
      </mrow>
    </mstyle>
    <annotation encoding="StarMath 5.0">color maroon {{{alignc {1,4}over{10}}}={{alignc {14}over{100}}}}</annotation>
  </semantics>
</math>
</file>

<file path=Object 4/content.xml><?xml version="1.0" encoding="utf-8"?>
<math xmlns="http://www.w3.org/1998/Math/MathML" display="block">
  <semantics>
    <mstyle mathcolor="maroon">
      <mfrac>
        <mn>2134</mn>
        <mn>100</mn>
      </mfrac>
    </mstyle>
    <annotation encoding="StarMath 5.0">color maroon {{2134}over{100}}</annotation>
  </semantics>
</math>
</file>